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bottom="0.2222in"/>
      <style:text-properties style:font-name="Helvetica Neue" fo:font-size="18.0pt" fo:color="#16191c" fo:background-color="#f6f7f9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8.0pt" fo:color="#16191c" fo:background-color="#f6f7f9"/>
    </style:style>
    <style:style style:name="P3" style:family="paragraph" style:parent-style-name="Standard">
      <style:text-properties style:font-name="Helvetica Neue" fo:font-size="18.0pt" fo:color="#16191c" fo:background-color="#f6f7f9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weight="bold" fo:font-weight-asian="bold" fo:font-weight-complex="bold"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Abbiamo completato la stesura della funzione che fa tutti i passaggi necessari e sufficienti per lo studio della percolazione su un singolo reticolo, ovvero:</text:span></text:p>
      <text:list text:style-name="L1">
        <text:list-item>
          <text:p text:style-name="P2"><text:span text:style-name="T1">viene creato e colorato il reticolo;</text:span></text:p>
        </text:list-item>
        <text:list-item>
          <text:p text:style-name="P2"><text:span text:style-name="T1">vengono riconosciuti ed etichettati i cluster venutisi a creare;</text:span></text:p>
        </text:list-item>
        <text:list-item>
          <text:p text:style-name="P2"><text:span text:style-name="T1">si verifica se si sia verificata percolazione LR (Left-Right) o TB (Top Bottom).</text:span></text:p>
        </text:list-item>
      </text:list>
      <text:p text:style-name="P1"><text:span text:style-name="T1">È stato anche preparato uno script file che (per quanto a bassa statistica) ha consentito un primo studio del problema:</text:span></text:p>
      <text:list text:style-name="L1">
        <text:list-item>
          <text:p text:style-name="P2"><text:span text:style-name="T1">si cicla su un certo numero di taglie del reticolo ...</text:span></text:p>
        </text:list-item>
        <text:list-item>
          <text:p text:style-name="P2"><text:span text:style-name="T1">... e, a fissata taglia, su un certo numero di valori della probabilità di colorazione; ...</text:span></text:p>
        </text:list-item>
        <text:list-item>
          <text:p text:style-name="P2"><text:span text:style-name="T1">... a fissata taglia e valore della probabilità di colorazione, si effettuano un certo numero di esperimenti, registrando la frequenza di percolazione.</text:span></text:p>
        </text:list-item>
      </text:list>
      <text:p text:style-name="P3"><text:span text:style-name="T1">Oltre a migliorare la statistica, ci rimane una domanda importantissima a cui rispondere: </text:span><text:span text:style-name="T2">come assegnare un </text:span><text:span text:style-name="T3">errore</text:span><text:span text:style-name="T2"><text:s/>alle frequenze deterninate</text:span><text:span text:style-name="T1">, così da poter avere una idea (quantitativa!) della </text:span><text:span text:style-name="T2">affidabilità </text:span><text:span text:style-name="T1">dei risultati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